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6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6.1cm" fo:min-width="9.152cm" draw:shadow="hidden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6" style:family="graphic" style:parent-style-name="objectwithoutfill">
      <style:graphic-properties svg:stroke-color="#729fcf" draw:marker-start="Arrow" draw:marker-start-width="0.305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3.3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3.57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0084d1" style:font-name="Courier New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fo:font-size="18pt" style:font-size-asian="18pt" style:font-size-complex="18pt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84d1"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0084d1" fo:font-size="18pt" style:font-size-asian="18pt" style:font-size-complex="18pt"/>
    </style:style>
    <style:style style:name="T1" style:family="text">
      <style:text-properties fo:color="#0084d1" style:font-name="Liberation Sans2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" style:family="text">
      <style:text-properties fo:color="#0084d1" style:font-name="Liberation Sans2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84d1" style:font-name="Courier New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ffff" fo:font-size="18pt" style:font-size-asian="18pt" style:font-size-complex="18pt"/>
    </style:style>
    <style:style style:name="T5" style:family="text">
      <style:text-properties fo:color="#000000" fo:font-size="18pt" style:font-size-asian="18pt" style:font-size-complex="18pt"/>
    </style:style>
    <style:style style:name="T6" style:family="text"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0084d1" fo:font-size="14pt" fo:font-style="italic" style:font-size-asian="14pt" style:font-style-asian="italic" style:font-size-complex="14pt" style:font-style-complex="italic"/>
    </style:style>
    <style:style style:name="T8" style:family="text">
      <style:text-properties fo:color="#0084d1" style:font-name="Courier New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color="#0084d1" fo:font-size="14pt" style:font-size-asian="14pt" style:font-size-complex="14pt"/>
    </style:style>
    <style:style style:name="T10" style:family="text">
      <style:text-properties fo:color="#0084d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2.573cm" svg:height="5.875cm" svg:x="0.991cm" svg:y="1.38cm">
            <draw:text-box>
              <text:p text:style-name="P1"><text:span text:style-name="T1">Component Properties</text:span></text:p>
              <text:p text:style-name="P1"><text:span text:style-name="T1">See</text:span><text:span text:style-name="T2"> </text:span><text:span text:style-name="T3">data_src_qadc-spec.xml</text:span></text:p>
              <text:p text:style-name="P1"><text:span text:style-name="T3"/></text:p>
              <text:p text:style-name="P1"><text:span text:style-name="T3">ADC_WIDTH_BITS, ADC_INPUT_IS_LSB_OF_OUT_PORT,</text:span></text:p>
              <text:p text:style-name="P1"><text:span text:style-name="T3">clr_overrun_sticky_error,</text:span></text:p>
              <text:p text:style-name="P1"><text:span text:style-name="T3">overrun_sticky_error,</text:span></text:p>
              <text:p text:style-name="P1"><text:span text:style-name="T3">samp_count_before_first_samp_drop,</text:span></text:p>
              <text:p text:style-name="P1"><text:span text:style-name="T3">num_dropped_samps,</text:span></text:p>
              <text:p text:style-name="P1"><text:span text:style-name="T3">suppress_discontinuity_opcode</text:span></text:p>
            </draw:text-box>
          </draw:frame>
          <draw:g>
            <draw:custom-shape draw:style-name="gr2" draw:text-style-name="P1" draw:layer="layout" svg:width="9.652cm" svg:height="6.35cm" svg:x="9.053cm" svg:y="9.4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" draw:text-style-name="P3" draw:layer="layout" svg:width="7.042cm" svg:height="1.673cm" svg:x="10.389cm" svg:y="11.841cm">
              <draw:text-box>
                <text:p text:style-name="P1"><text:span text:style-name="T4">Data Source QADC</text:span></text:p>
              </draw:text-box>
            </draw:frame>
            <draw:line draw:style-name="gr4" draw:text-style-name="P4" draw:layer="layout" svg:x1="3.404cm" svg:y1="12.716cm" svg:x2="9.119cm" svg:y2="12.716cm">
              <text:p/>
            </draw:line>
            <draw:line draw:style-name="gr4" draw:text-style-name="P4" draw:layer="layout" svg:x1="18.771cm" svg:y1="12.716cm" svg:x2="24.486cm" svg:y2="12.716cm">
              <text:p/>
            </draw:line>
            <draw:frame draw:style-name="gr5" draw:text-style-name="P5" draw:layer="layout" svg:width="6.477cm" svg:height="3.806cm" svg:x="18.263cm" svg:y="11.094cm">
              <draw:text-box>
                <text:p text:style-name="P1"><text:span text:style-name="T5"/></text:p>
                <text:p text:style-name="P1"><text:span text:style-name="T6">out</text:span></text:p>
                <text:p text:style-name="P1"><text:span text:style-name="T5">16-bit complex samples</text:span></text:p>
              </draw:text-box>
            </draw:frame>
            <draw:line draw:style-name="gr6" draw:text-style-name="P4" draw:layer="layout" svg:x1="17.628cm" svg:y1="7.382cm" svg:x2="17.622cm" svg:y2="9.287cm">
              <text:p/>
            </draw:line>
            <draw:frame draw:style-name="gr7" draw:text-style-name="P6" draw:layer="layout" svg:width="11.43cm" svg:height="3.635cm" svg:x="12.802cm" svg:y="3.493cm">
              <draw:text-box>
                <text:p text:style-name="P1"><text:span text:style-name="T7">Worker Properties</text:span></text:p>
                <text:p text:style-name="P1"><text:span text:style-name="T7">See </text:span><text:span text:style-name="T8">data_src_qadc.xml</text:span></text:p>
                <text:p text:style-name="P1"><text:span text:style-name="T9"/></text:p>
                <text:p text:style-name="P1"><text:span text:style-name="T3">send_eof, num_samples_before_eof, DATA_PIPE_LATENCY_CYCLES, OUT_PORT_DATA_WIDTH</text:span></text:p>
              </draw:text-box>
            </draw:frame>
            <draw:frame draw:style-name="gr8" draw:text-style-name="P7" draw:layer="layout" svg:width="6.477cm" svg:height="3.824cm" svg:x="2.521cm" svg:y="11.083cm">
              <draw:text-box>
                <text:p text:style-name="P1"><text:span text:style-name="T10"/></text:p>
                <text:p text:style-name="P1"><text:span text:style-name="T6">dev</text:span></text:p>
                <text:p text:style-name="P1"><text:span text:style-name="T6">devsignal</text:span></text:p>
                <text:p text:style-name="P1"><text:span text:style-name="T5">Signed complex samples</text:span></text:p>
              </draw:text-box>
            </draw:frame>
            <draw:line draw:style-name="gr6" draw:text-style-name="P4" draw:layer="layout" svg:x1="10.522cm" svg:y1="7.382cm" svg:x2="10.516cm" svg:y2="9.287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91cm" fo:page-height="17.1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8-11T10:49:34.268398460</meta:creation-date>
    <dc:date>2022-12-14T14:08:07.239706931</dc:date>
    <meta:editing-duration>PT9H50M39S</meta:editing-duration>
    <meta:editing-cycles>44</meta:editing-cycles>
    <meta:generator>LibreOffice/6.4.7.2$MacOSX_X86_64 LibreOffice_project/639b8ac485750d5696d7590a72ef1b496725cfb5</meta:generator>
    <dc:creator>Lisa Zahn</dc:creator>
    <meta:document-statistic meta:object-count="12"/>
  </office:meta>
</office:document-meta>
</file>